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orts" style:family="table">
      <style:table-properties style:width="17cm" table:align="margins" style:may-break-between-rows="false"/>
    </style:style>
    <style:style style:name="Ports.A" style:family="table-column">
      <style:table-column-properties style:column-width="4.249cm" style:rel-column-width="16383*"/>
    </style:style>
    <style:style style:name="Ports.D" style:family="table-column">
      <style:table-column-properties style:column-width="4.251cm" style:rel-column-width="16386*"/>
    </style:style>
    <style:style style:name="Port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orts.D1" style:family="table-cell">
      <style:table-cell-properties fo:padding="0.097cm" fo:border="0.002cm solid #000000"/>
    </style:style>
    <style:style style:name="Ports.A2" style:family="table-cell">
      <style:table-cell-properties fo:padding="0.097cm" fo:border-left="0.002cm solid #000000" fo:border-right="none" fo:border-top="none" fo:border-bottom="0.002cm solid #000000"/>
    </style:style>
    <style:style style:name="Ports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Heading_20_1" style:master-page-name="Standard">
      <style:paragraph-properties style:page-number="auto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MyMazeStation SetCard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MyMazeStation SetCard</text:p>
          </text:index-title>
          <text:p text:style-name="P1">History<text:tab/>1</text:p>
          <text:p text:style-name="P2">V 0.1.0 23.sep.2023<text:tab/>1</text:p>
          <text:p text:style-name="P1">Intro<text:tab/>1</text:p>
          <text:p text:style-name="P2">Goal<text:tab/>1</text:p>
          <text:p text:style-name="P1">Delivery<text:tab/>1</text:p>
          <text:p text:style-name="P1">Components inside the FLAT<text:tab/>2</text:p>
          <text:p text:style-name="P2">Entry Router<text:tab/>2</text:p>
          <text:p text:style-name="P2">Win PC<text:tab/>2</text:p>
          <text:p text:style-name="P2">Raspi Linux PC<text:tab/>2</text:p>
          <text:p text:style-name="P2">PORTS 4 remote debugging<text:tab/>2</text:p>
          <text:p text:style-name="P1">Components inside<text:tab/>3</text:p>
          <text:p text:style-name="P2">On aekarina<text:tab/>3</text:p>
          <text:p text:style-name="P2">On aewinter<text:tab/>3</text:p>
          <text:p text:style-name="P2">Ping inside VPN Tunnel <text:tab/>3</text:p>
          <text:p text:style-name="P2">Questions<text:tab/>3</text:p>
          <text:p text:style-name="P1">Links<text:tab/>4</text:p>
          <text:p text:style-name="P2">Culture<text:tab/>4</text:p>
          <text:p text:style-name="P2">Profiles<text:tab/>4</text:p>
          <text:p text:style-name="P2">Other<text:tab/>4</text:p>
        </text:index-body>
      </text:table-of-content>
      <text:h text:style-name="Heading_20_1" text:outline-level="1">History</text:h>
      <text:h text:style-name="Heading_20_2" text:outline-level="2">V 0.2.0 23.sep.2023</text:h>
      <text:p text:style-name="Text_20_body">Naevis comes from kwangya</text:p>
      <text:h text:style-name="Heading_20_2" text:outline-level="2">V 0.1.0 23.sep.2023</text:h>
      <text:p text:style-name="Text_20_body">First Creation</text:p>
      <text:h text:style-name="Heading_20_1" text:outline-level="1">Intro</text:h>
      <text:h text:style-name="Heading_20_2" text:outline-level="2">Goal</text:h>
      <text:p text:style-name="Text_20_body">Compound information of all Codes to access the Development Station</text:p>
      <text:h text:style-name="Heading_20_1" text:outline-level="1">Delivery</text:h>
      <text:p text:style-name="Text_20_body">The Client developer gets this Set Card and a zip file with wireguard configuration files.</text:p>
      <text:p text:style-name="Text_20_body">The files are:</text:p>
      <text:p text:style-name="Code">karina_synkhole.conf</text:p>
      <text:p text:style-name="Code">giselle_synkhole.conf</text:p>
      <text:p text:style-name="Code"><text:soft-page-break/>winter_synkhole.conf</text:p>
      <text:p text:style-name="Code">ningning_synkhole.conf</text:p>
      <text:h text:style-name="Heading_20_1" text:outline-level="1">Components inside the FLAT</text:h>
      <text:h text:style-name="Heading_20_2" text:outline-level="2">Entry Router</text:h>
      <text:p text:style-name="Text_20_body">Acces the Web Interface:</text:p>
      <text:p text:style-name="Code"><text:a xlink:type="simple" xlink:href="http://naevis.kwangya/" text:style-name="Internet_20_link" text:visited-style-name="Visited_20_Internet_20_Link">http://naevis.kwangya</text:a></text:p>
      <text:p text:style-name="Text_20_body">Password: skdlqltm1991</text:p>
      <text:h text:style-name="Heading_20_2" text:outline-level="2">Win PC</text:h>
      <text:p text:style-name="Text_20_body">MS Remotedesktop:</text:p>
      <text:p text:style-name="Code">Computer: aekarina.kwangya</text:p>
      <text:p text:style-name="Code">User: aegiselle</text:p>
      <text:p text:style-name="Code">PW: wlwpf1030</text:p>
      <text:h text:style-name="Heading_20_2" text:outline-level="2">Raspi Linux PC</text:h>
      <text:p text:style-name="Text_20_body">Watchmen web Interface:</text:p>
      <text:p text:style-name="Code"><text:a xlink:type="simple" xlink:href="http://aewinter.flat/" text:style-name="Internet_20_link" text:visited-style-name="Visited_20_Internet_20_Link">http://aewinter.kwangya</text:a></text:p>
      <text:p text:style-name="Text_20_body">Console access:</text:p>
      <text:p text:style-name="Code">ssh <text:a xlink:type="simple" xlink:href="mailto:aeningning@aewinter.flat" text:style-name="Internet_20_link" text:visited-style-name="Visited_20_Internet_20_Link">aeningning@aewinter.kwangya</text:a></text:p>
      <text:p text:style-name="Code">pw: sldsld1023</text:p>
      <text:p text:style-name="Text_20_body">vnc:</text:p>
      <text:p text:style-name="Code">vncclient aewinter.kwangya (use ????)</text:p>
      <text:p text:style-name="Text_20_body">x2goclient</text:p>
      <text:p text:style-name="Code">url: aewinter.kwangya (use ????)</text:p>
      <text:p text:style-name="Code">user: aeningning</text:p>
      <text:p text:style-name="Code">pw: sldsld1023</text:p>
      <text:h text:style-name="Heading_20_2" text:outline-level="2">PORTS 4 remote debugging</text:h>
      <table:table table:name="Ports" table:style-name="Ports">
        <table:table-column table:style-name="Ports.A" table:number-columns-repeated="3"/>
        <table:table-column table:style-name="Ports.D"/>
        <table:table-header-rows>
          <table:table-row>
            <table:table-cell table:style-name="Ports.A1" office:value-type="string">
              <text:p text:style-name="Table_20_Heading">Device</text:p>
            </table:table-cell>
            <table:table-cell table:style-name="Ports.A1" office:value-type="string">
              <text:p text:style-name="Table_20_Heading">gdb</text:p>
            </table:table-cell>
            <table:table-cell table:style-name="Ports.A1" office:value-type="string">
              <text:p text:style-name="Table_20_Heading">telnet</text:p>
            </table:table-cell>
            <table:table-cell table:style-name="Ports.D1" office:value-type="string">
              <text:p text:style-name="Table_20_Heading">tcl</text:p>
            </table:table-cell>
          </table:table-row>
        </table:table-header-rows>
        <table:table-row>
          <table:table-cell table:style-name="Ports.A2" office:value-type="string">
            <text:p text:style-name="Table_20_Contents">siu</text:p>
          </table:table-cell>
          <table:table-cell table:style-name="Ports.A2" office:value-type="string">
            <text:p text:style-name="Table_20_Contents">3333</text:p>
          </table:table-cell>
          <table:table-cell table:style-name="Ports.A2" office:value-type="string">
            <text:p text:style-name="Table_20_Contents">4444</text:p>
          </table:table-cell>
          <table:table-cell table:style-name="Ports.D2" office:value-type="string">
            <text:p text:style-name="Table_20_Contents">6666</text:p>
          </table:table-cell>
        </table:table-row>
        <table:table-row>
          <table:table-cell table:style-name="Ports.A2" office:value-type="string">
            <text:p text:style-name="Table_20_Contents">zena</text:p>
          </table:table-cell>
          <table:table-cell table:style-name="Ports.A2" office:value-type="string">
            <text:p text:style-name="Table_20_Contents">3343</text:p>
          </table:table-cell>
          <table:table-cell table:style-name="Ports.A2" office:value-type="string">
            <text:p text:style-name="Table_20_Contents">4454</text:p>
          </table:table-cell>
          <table:table-cell table:style-name="Ports.D2" office:value-type="string">
            <text:p text:style-name="Table_20_Contents">6676</text:p>
          </table:table-cell>
        </table:table-row>
      </table:table>
      <text:p text:style-name="Text_20_body"/>
      <text:h text:style-name="P3" text:outline-level="1">Components inside</text:h>
      <text:h text:style-name="Heading_20_2" text:outline-level="2">On aekarina</text:h>
      <text:p text:style-name="Text_20_body">Use Camera to see the Dev Station</text:p>
      <text:p text:style-name="Text_20_body">Plannend : Tyra: Resetter and Sound Card Oscilloskop</text:p>
      <text:h text:style-name="Heading_20_2" text:outline-level="2">On aewinter</text:h>
      <text:p text:style-name="Text_20_body">Start openocd for picoprobe to DUT</text:p>
      <text:p text:style-name="Code">siu.sh</text:p>
      <text:p text:style-name="Text_20_body">Load siu.elf to DUT</text:p>
      <text:p text:style-name="Code">siu_load.sh</text:p>
      <text:p text:style-name="Text_20_body">Start openocd for picoprobe to Simulator Raspi Pico</text:p>
      <text:p text:style-name="Code">zena.sh</text:p>
      <text:p text:style-name="Text_20_body">Load marty.elf to Simulator</text:p>
      <text:p text:style-name="Code">zena_load.sh</text:p>
      <text:p text:style-name="Text_20_body">Call Terminals through picoprobes to DUT and Marty</text:p>
      <text:p text:style-name="Code">t0.sh</text:p>
      <text:p text:style-name="Code">t1.sh</text:p>
      <text:p text:style-name="Text_20_body">Problem: can't control who is who</text:p>
      <text:h text:style-name="Heading_20_2" text:outline-level="2">Ping inside VPN Tunnel </text:h>
      <text:p text:style-name="Code">ping karina.sync</text:p>
      <text:p text:style-name="Code">ping giselle.sync</text:p>
      <text:p text:style-name="Code">ping winter.sync</text:p>
      <text:p text:style-name="Code">ping ningning.sync</text:p>
      <text:h text:style-name="Heading_20_2" text:outline-level="2">Questions</text:h>
      <text:p text:style-name="Text_20_body">SYNK or KWANGYA (IDYPIA)</text:p>
      <text:p text:style-name="Text_20_body">vnc or x2go on Raspi</text:p>
      <text:h text:style-name="P3" text:outline-level="1">Links</text:h>
      <text:h text:style-name="Heading_20_2" text:outline-level="2">Culture</text:h>
      <text:p text:style-name="Text_20_body"><text:a xlink:type="simple" xlink:href="https://www.youtube.com/watch?v=4Rpp-a1o-8U" text:style-name="Internet_20_link" text:visited-style-name="Visited_20_Internet_20_Link">https://www.youtube.com/watch?v=4Rpp-a1o-8U</text:a></text:p>
      <text:p text:style-name="Text_20_body"><text:a xlink:type="simple" xlink:href="https://www.youtube.com/watch?v=i8fRCkq5tbw" text:style-name="Internet_20_link" text:visited-style-name="Visited_20_Internet_20_Link">https://www.youtube.com/watch?v=i8fRCkq5tbw</text:a></text:p>
      <text:p text:style-name="Text_20_body"><text:a xlink:type="simple" xlink:href="https://www.youtube.com/watch?v=fk9kW8GUkkE" text:style-name="Internet_20_link" text:visited-style-name="Visited_20_Internet_20_Link">https://www.youtube.com/watch?v=fk9kW8GUkkE</text:a></text:p>
      <text:p text:style-name="Text_20_body"><text:a xlink:type="simple" xlink:href="https://www.youtube.com/watch?v=vbH4Lk5wYWg" text:style-name="Internet_20_link" text:visited-style-name="Visited_20_Internet_20_Link">https://www.youtube.com/watch?v=vbH4Lk5wYWg</text:a></text:p>
      <text:p text:style-name="Text_20_body"><text:a xlink:type="simple" xlink:href="https://www.youtube.com/watch?v=iq-ivLY_9A8" text:style-name="Internet_20_link" text:visited-style-name="Visited_20_Internet_20_Link">https://www.youtube.com/watch?v=iq-ivLY_9A8</text:a></text:p>
      <text:p text:style-name="Text_20_body"/>
      <text:p text:style-name="Text_20_body"><text:a xlink:type="simple" xlink:href="https://aespa.fandom.com/wiki/FLAT" text:style-name="Internet_20_link" text:visited-style-name="Visited_20_Internet_20_Link">https://aespa.fandom.com/wiki/FLAT</text:a></text:p>
      <text:h text:style-name="Heading_20_2" text:outline-level="2">Profiles</text:h>
      <text:p text:style-name="Text_20_body"><text:a xlink:type="simple" xlink:href="https://kprofiles.com/aespa-members-profile/" text:style-name="Internet_20_link" text:visited-style-name="Visited_20_Internet_20_Link">https://kprofiles.com/aespa-members-profile/</text:a></text:p>
      <text:p text:style-name="Text_20_body"><text:a xlink:type="simple" xlink:href="https://kprofiles.com/ae-aespa-members-profile-ae-dictionary/" text:style-name="Internet_20_link" text:visited-style-name="Visited_20_Internet_20_Link">https://kprofiles.com/ae-aespa-members-profile-ae-dictionary/</text:a></text:p>
      <text:p text:style-name="Text_20_body"><text:a xlink:type="simple" xlink:href="https://www.mave-official.com/en/profile" text:style-name="Internet_20_link" text:visited-style-name="Visited_20_Internet_20_Link">https://www.mave-official.com/en/profile</text:a></text:p>
      <text:p text:style-name="Text_20_body"><text:a xlink:type="simple" xlink:href="https://kprofiles.com/mave-members-profile/" text:style-name="Internet_20_link" text:visited-style-name="Visited_20_Internet_20_Link">https://kprofiles.com/mave-members-profile/</text:a></text:p>
      <text:p text:style-name="Text_20_body"/>
      <text:p text:style-name="Text_20_body"/>
      <text:p text:style-name="Text_20_body"/>
      <text:h text:style-name="Heading_20_2" text:outline-level="2">Other</text:h>
      <text:p text:style-name="Text_20_body">æ ALT-145</text:p>
      <text:p text:style-name="Text_20_body">Æ ALT146</text:p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File: <text:file-name text:display="name-and-extension">MMS_SetCard.odt</text:file-name><text:tab/><text:tab/><text:date style:data-style-name="N75" text:date-value="2024-11-08T22:14:15.33">Nov 8, 2024</text:date> <text:time style:data-style-name="N40" text:time-value="2023-09-06T21:22:48.09" text:fixed="true">21:22</text:time></text:p>
      </style:header>
      <style:footer>
        <text:p text:style-name="Footer"><text:tab/>Page <text:page-number text:select-page="current">4</text:page-number> 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06T13:30:10.31</meta:creation-date>
    <dc:date>2024-11-08T22:14:15.31</dc:date>
    <meta:editing-duration>PT4H50M38S</meta:editing-duration>
    <meta:editing-cycles>89</meta:editing-cycles>
    <meta:generator>OpenOffice/4.1.15$Win32 OpenOffice.org_project/4115m2$Build-9813</meta:generator>
    <meta:document-statistic meta:table-count="1" meta:image-count="0" meta:object-count="0" meta:page-count="4" meta:paragraph-count="113" meta:word-count="285" meta:character-count="2181"/>
  </office:meta>
</office:document-meta>
</file>